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146b5d" officeooo:paragraph-rsid="00146b5d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Liberation Serif" fo:font-size="10.5pt" fo:font-weight="normal" fo:background-color="transparent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Liberation Serif" fo:background-color="transparent"/>
    </style:style>
    <style:style style:name="P4" style:family="paragraph" style:parent-style-name="Standard" style:list-style-name="L1">
      <style:text-properties style:use-window-font-color="true" style:font-name="Liberation Serif" officeooo:rsid="00146b5d" officeooo:paragraph-rsid="00146b5d" fo:background-color="transparent"/>
    </style:style>
    <style:style style:name="P5" style:family="paragraph" style:parent-style-name="Standard" style:list-style-name="L2">
      <style:text-properties officeooo:paragraph-rsid="0017dd0f"/>
    </style:style>
    <style:style style:name="T1" style:family="text">
      <style:text-properties officeooo:rsid="00154847"/>
    </style:style>
    <style:style style:name="T2" style:family="text">
      <style:text-properties officeooo:rsid="0017dd0f"/>
    </style:style>
    <style:style style:name="T3" style:family="text">
      <style:text-properties style:use-window-font-color="true" style:font-name="Liberation Serif" fo:font-size="10.5pt" style:text-underline-style="none" fo:font-weight="normal" officeooo:rsid="01e18713" fo:background-color="transparent" loext:char-shading-value="0" style:font-name-asian="Liberation Serif1" style:font-size-asian="10.5pt" style:font-name-complex="Liberation Serif1" style:font-size-complex="10.5pt"/>
    </style:style>
    <style:style style:name="T4" style:family="text">
      <style:text-properties style:use-window-font-color="true" style:font-name="Liberation Serif" fo:font-size="10.5pt" style:text-underline-style="none" fo:font-weight="normal" officeooo:rsid="0017dd0f" fo:background-color="transparent" loext:char-shading-value="0" style:font-name-asian="Liberation Serif1" style:font-size-asian="10.5pt" style:font-name-complex="Liberation Serif1" style:font-size-complex="10.5pt"/>
    </style:style>
    <style:style style:name="T5" style:family="text">
      <style:text-properties style:use-window-font-color="true" style:font-name="Liberation Serif" fo:font-size="10.5pt" style:text-underline-style="none" fo:font-weight="normal" officeooo:rsid="01e2926c" fo:background-color="transparent" loext:char-shading-value="0" style:font-name-asian="Liberation Serif1" style:font-size-asian="10.5pt" style:font-name-complex="Liberation Serif1" style:font-size-complex="10.5pt"/>
    </style:style>
    <style:style style:name="T6" style:family="text">
      <style:text-properties style:use-window-font-color="true" style:font-name="Liberation Serif" fo:font-size="10.5pt" style:text-underline-style="none" fo:font-weight="normal" officeooo:rsid="001906ff" fo:background-color="transparent" loext:char-shading-value="0" style:font-name-asian="Liberation Serif1" style:font-size-asian="10.5pt" style:font-name-complex="Liberation Serif1" style:font-size-complex="10.5pt"/>
    </style:style>
    <style:style style:name="T7" style:family="text">
      <style:text-properties style:use-window-font-color="true" style:font-name="Liberation Serif" officeooo:rsid="0017dd0f" fo:background-color="transparent" loext:char-shading-value="0"/>
    </style:style>
    <style:style style:name="T8" style:family="text">
      <style:text-properties style:font-name="Liberation Serif" fo:font-size="10.5pt" fo:font-weight="normal" fo:background-color="#ffffff"/>
    </style:style>
    <style:style style:name="T9" style:family="text">
      <style:text-properties style:font-name="Liberation Serif" fo:font-size="10.5pt" style:text-underline-style="none" fo:font-weight="normal" officeooo:rsid="01e18713" style:font-name-asian="Liberation Serif1" style:font-size-asian="10.5pt" style:font-name-complex="Liberation Serif1" style:font-size-complex="10.5pt" fo:background-color="#ffffff"/>
    </style:style>
    <style:style style:name="T10" style:family="text">
      <style:text-properties style:font-name="Liberation Serif" fo:font-size="10.5pt" style:text-underline-style="none" fo:font-weight="normal" officeooo:rsid="01e2926c" style:font-name-asian="Liberation Serif1" style:font-size-asian="10.5pt" style:font-name-complex="Liberation Serif1" style:font-size-complex="10.5pt" fo:background-color="#ffffff"/>
    </style:style>
    <style:style style:name="T11" style:family="text">
      <style:text-properties style:font-name="Liberation Serif" fo:font-size="10.5pt" style:text-underline-style="none" fo:font-weight="normal" style:font-name-asian="Liberation Serif1" style:font-size-asian="10.5pt" style:font-name-complex="Liberation Serif1" style:font-size-complex="10.5pt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08</text:span>/<text:span text:style-name="T2">01</text:span>/20<text:span text:style-name="T2">20</text:span></text:p>
      <text:p text:style-name="P1"/>
      <text:p text:style-name="P1">subido al dropbox:</text:p>
      <text:list xml:id="list204608516" text:style-name="L2">
        <text:list-item>
          <text:p text:style-name="P5"><text:span text:style-name="T7">tiposbolsas_libsoav1.c : </text:span><text:span text:style-name="T3">Modifica</text:span><text:span text:style-name="T4">da FBF_crearunicocasomapaindicadores_tiposbolsa_libsoav1 para que </text:span><text:span text:style-name="T3">cuando se crea caso en el mapa de indicadores que lo haga donde _id=1 por que si no tarda </text:span><text:span text:style-name="T5">en hacer el update. </text:span><text:span text:style-name="T6">Buscar marca //TODO: 0801202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8cm" fo:margin-right="0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09:16:26.012701586</meta:creation-date>
    <dc:date>2020-01-08T12:58:39.267087305</dc:date>
    <meta:editing-duration>P31DT3H16M21S</meta:editing-duration>
    <meta:editing-cycles>5</meta:editing-cycles>
    <meta:generator>LibreOffice/6.0.7.3$Linux_X86_64 LibreOffice_project/00m0$Build-3</meta:generator>
    <meta:print-date>2020-01-30T12:26:14.726605049</meta:print-date>
    <meta:document-statistic meta:table-count="0" meta:image-count="0" meta:object-count="0" meta:page-count="1" meta:paragraph-count="3" meta:word-count="38" meta:character-count="268" meta:non-whitespace-character-count="234"/>
  </office:meta>
</office:document-meta>
</file>